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160" officeooo:paragraph-rsid="000f2160"/>
    </style:style>
    <style:style style:name="P2" style:family="paragraph" style:parent-style-name="Standard">
      <style:paragraph-properties fo:text-align="start" style:justify-single-word="false"/>
      <style:text-properties officeooo:paragraph-rsid="000f2160"/>
    </style:style>
    <style:style style:name="T1" style:family="text">
      <style:text-properties officeooo:rsid="000f216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216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roj. de vida</text:p>
      <text:p text:style-name="P1"/>
      <text:p text:style-name="P2"><text:span text:style-name="T1">Me voluntariaria para ajudar </text:span><text:span text:style-name="T2">MENORES EM SITUAÇÃO DE VULNERABILIDADE, </text:span><text:span text:style-name="T3">pois muitas dessas crianças merecem a mesma oportunidade de uma criança que vive em uma família comum.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3:11:01.421878192</meta:creation-date>
    <dc:date>2020-11-06T13:14:57.989354428</dc:date>
    <meta:editing-duration>PT3M57S</meta:editing-duration>
    <meta:editing-cycles>1</meta:editing-cycles>
    <meta:document-statistic meta:table-count="0" meta:image-count="0" meta:object-count="0" meta:page-count="1" meta:paragraph-count="2" meta:word-count="31" meta:character-count="197" meta:non-whitespace-character-count="168"/>
    <meta:generator>LibreOffice/6.4.6.2$Linux_X86_64 LibreOffice_project/40$Build-2</meta:generator>
  </office:meta>
</office:document-meta>
</file>